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P2" style:parent-style-name="Listenabsatz" style:list-style-name="LFO1" style:family="paragraph">
      <style:text-properties fo:language="en" fo:country="US"/>
    </style:style>
    <style:style style:name="P3" style:parent-style-name="Listenabsatz" style:list-style-name="LFO1" style:family="paragraph">
      <style:text-properties fo:language="en" fo:country="US"/>
    </style:style>
    <style:style style:name="P4" style:parent-style-name="Listenabsatz" style:list-style-name="LFO1" style:family="paragraph">
      <style:text-properties fo:language="en" fo:country="US"/>
    </style:style>
    <style:style style:name="P5" style:parent-style-name="Listenabsatz" style:list-style-name="LFO1" style:family="paragraph">
      <style:text-properties fo:language="en" fo:country="US"/>
    </style:style>
    <style:style style:name="P6" style:parent-style-name="Listenabsatz" style:list-style-name="LFO1" style:family="paragraph">
      <style:text-properties fo:language="en" fo:country="US"/>
    </style:style>
    <style:style style:name="P7" style:parent-style-name="Listenabsatz" style:list-style-name="LFO1" style:family="paragraph">
      <style:text-properties fo:language="en" fo:country="US"/>
    </style:style>
    <style:style style:name="P8" style:parent-style-name="Listenabsatz" style:list-style-name="LFO1" style:family="paragraph">
      <style:text-properties fo:language="en" fo:country="US"/>
    </style:style>
    <style:style style:name="P9" style:parent-style-name="Listenabsatz" style:list-style-name="LFO1" style:family="paragraph">
      <style:text-properties fo:language="en" fo:country="US"/>
    </style:style>
    <style:style style:name="P10" style:parent-style-name="Listenabsatz" style:list-style-name="LFO1" style:family="paragraph">
      <style:text-properties fo:language="en" fo:country="US"/>
    </style:style>
    <style:style style:name="P11" style:parent-style-name="Listenabsatz" style:list-style-name="LFO1" style:family="paragraph">
      <style:text-properties fo:language="en" fo:country="US"/>
    </style:style>
    <style:style style:name="P12" style:parent-style-name="Standard" style:family="paragraph">
      <style:paragraph-properties fo:margin-left="0.25in">
        <style:tab-stops/>
      </style:paragraph-properties>
      <style:text-properties fo:language="en" fo:country="US"/>
    </style:style>
  </office:automatic-styles>
  <office:body>
    <office:text text:use-soft-page-breaks="true">
      <text:p text:style-name="P1">Funktionalitäten Organicer</text:p>
      <text:list text:style-name="LFO1" text:continue-numbering="true">
        <text:list-item>
          <text:p text:style-name="P2">Einloggen mit Benutzer-Login oder neue Erstellung</text:p>
        </text:list-item>
        <text:list-item>
          <text:p text:style-name="P3">Stundenplanabfrage von Webuntis über API</text:p>
        </text:list-item>
        <text:list-item>
          <text:p text:style-name="P4">Idee: Mann kann zu einem beliebigen Tag der Woche zu jeder Stunde<text:s/>unterlagen hochladen, notizen und Mitschriften zur Verfügung stellen</text:p>
        </text:list-item>
        <text:list-item>
          <text:p text:style-name="P5">Wie Facebook gruppe handhaben, es gibt mehrere Admins die die Informationen bestätigen können und erst dann online gehen</text:p>
        </text:list-item>
        <text:list-item>
          <text:p text:style-name="P6">Chat</text:p>
        </text:list-item>
        <text:list-item>
          <text:p text:style-name="P7">Termine, hausübungen, test, veranstaltungen eintragen</text:p>
        </text:list-item>
        <text:list-item>
          <text:p text:style-name="P8">Einträge sind für alle Personen in der Klasse verfügbar</text:p>
        </text:list-item>
        <text:list-item>
          <text:p text:style-name="P9">Oout 2 anmeldungen, facebook oder google anmeldungen</text:p>
        </text:list-item>
        <text:list-item>
          <text:p text:style-name="P10">Erster Stand soll sein dass man sich anmelden kann und den stundenplan sieht</text:p>
        </text:list-item>
        <text:list-item>
          <text:p text:style-name="P11"/>
        </text:list-item>
      </text:list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language="de" fo:country="DE"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ric Buchinger</meta:initial-creator>
    <dc:creator>Eric Buchinger</dc:creator>
    <meta:creation-date>2017-09-21T11:28:00Z</meta:creation-date>
    <dc:date>2017-09-28T07:39:00Z</dc:date>
    <meta:template xlink:href="Normal.dotm" xlink:type="simple"/>
    <meta:editing-cycles>4</meta:editing-cycles>
    <meta:editing-duration>PT0S</meta:editing-duration>
    <meta:document-statistic meta:page-count="1" meta:paragraph-count="1" meta:word-count="85" meta:character-count="620" meta:row-count="4" meta:non-whitespace-character-count="536"/>
  </office:meta>
</office:document-meta>
</file>